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style-name="ce1" office:value-type="percentage" office:value="0.08" calcext:value-type="percentage">
            <text:p>8,00%</text:p>
          </table:table-cell>
          <table:table-cell table:style-name="ce1" office:value-type="percentage" office:value="0.0033" calcext:value-type="percentage">
            <text:p>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032" calcext:value-type="percentage">
            <text:p>14,0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table:number-columns-repeated="2" office:value-type="percentage" office:value="0.342" calcext:value-type="percentage">
            <text:p>34,20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1468" calcext:value-type="percentage">
            <text:p>14,6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253" calcext:value-type="percentage">
            <text:p>12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602" calcext:value-type="percentage">
            <text:p>16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204" calcext:value-type="percentage">
            <text:p>12,0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565" calcext:value-type="percentage">
            <text:p>15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411" calcext:value-type="percentage">
            <text:p>24,1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914" calcext:value-type="percentage">
            <text:p>9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198" calcext:value-type="percentage">
            <text:p>31,98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731" calcext:value-type="percentage">
            <text:p>17,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1376" calcext:value-type="percentage">
            <text:p>13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1816" calcext:value-type="percentage">
            <text:p>18,16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table:number-columns-repeated="2"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1355555555556" calcext:value-type="percentage">
            <text:p>22,14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89125" calcext:value-type="percentage">
            <text:p>13,8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4" calcext:value-type="percentage">
            <text:p>63,40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457" calcext:value-type="percentage">
            <text:p>34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81" calcext:value-type="percentage">
            <text:p>4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table:number-columns-repeated="2" office:value-type="percentage" office:value="0.2305" calcext:value-type="percentage">
            <text:p>23,0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46" calcext:value-type="percentage">
            <text:p>54,6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219" calcext:value-type="percentage">
            <text:p>32,1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184" calcext:value-type="percentage">
            <text:p>31,8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184" calcext:value-type="percentage">
            <text:p>51,8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3429" calcext:value-type="percentage">
            <text:p>34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816" calcext:value-type="percentage">
            <text:p>48,1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229" calcext:value-type="percentage">
            <text:p>32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09" calcext:value-type="percentage">
            <text:p>56,09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3629" calcext:value-type="percentage">
            <text:p>36,29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9639" calcext:value-type="percentage">
            <text:p>49,64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48366666666667" calcext:value-type="percentage">
            <text:p>34,8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373" calcext:value-type="percentage">
            <text:p>37,3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282" calcext:value-type="percentage">
            <text:p>32,8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7556" calcext:value-type="percentage">
            <text:p>75,56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3128" calcext:value-type="percentage">
            <text:p>31,2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238" calcext:value-type="percentage">
            <text:p>52,3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56" calcext:value-type="percentage">
            <text:p>55,56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1974" calcext:value-type="percentage">
            <text:p>19,7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318" calcext:value-type="percentage">
            <text:p>53,1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56" calcext:value-type="percentage">
            <text:p>52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692" calcext:value-type="percentage">
            <text:p>3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5032" calcext:value-type="percentage">
            <text:p>50,32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2889" calcext:value-type="percentage">
            <text:p>28,89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778" calcext:value-type="percentage">
            <text:p>57,78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2" office:value-type="percentage" office:value="0.4436" calcext:value-type="percentage">
            <text:p>44,3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5016" calcext:value-type="percentage">
            <text:p>50,16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4126" calcext:value-type="percentage">
            <text:p>34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style-name="ce1" office:value-type="percentage" office:value="0.2321" calcext:value-type="percentage">
            <text:p>23,21%</text:p>
          </table:table-cell>
          <table:table-cell table:style-name="ce1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number-columns-repeated="2" table:style-name="ce1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123" calcext:value-type="percentage">
            <text:p>11,23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2" office:value-type="percentage" office:value="0.1136" calcext:value-type="percentage">
            <text:p>11,3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087" calcext:value-type="percentage">
            <text:p>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table:number-columns-repeated="2"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table:number-columns-repeated="2" office:value-type="percentage" office:value="0.0986" calcext:value-type="percentage">
            <text:p>9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47" calcext:value-type="percentage">
            <text:p>22,47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203" calcext:value-type="percentage">
            <text:p>2,0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5605" calcext:value-type="percentage">
            <text:p>15,60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39" calcext:value-type="percentage">
            <text:p>3,9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1" calcext:value-type="percentage">
            <text:p>6,1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65" calcext:value-type="percentage">
            <text:p>27,6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371" calcext:value-type="percentage">
            <text:p>3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402" calcext:value-type="percentage">
            <text:p>14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371" calcext:value-type="percentage">
            <text:p>13,71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0257" calcext:value-type="percentage">
            <text:p>2,57%</text:p>
          </table:table-cell>
          <table:table-cell office:value-type="string" calcext:value-type="string">
            <text:p>χ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2"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836875" calcext:value-type="percentage">
            <text:p>8,37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5628" calcext:value-type="percentage">
            <text:p>25,6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35" calcext:value-type="percentage">
            <text:p>17,35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84" calcext:value-type="percentage">
            <text:p>20,84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0684" calcext:value-type="percentage">
            <text:p>6,8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table:number-columns-repeated="2"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526" calcext:value-type="percentage">
            <text:p>5,2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office:value-type="percentage" office:value="0.1502" calcext:value-type="percentage">
            <text:p>15,02%</text:p>
          </table:table-cell>
          <table:table-cell table:number-columns-repeated="2"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37" calcext:value-type="percentage">
            <text:p>17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table:number-columns-repeated="2"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934" calcext:value-type="percentage">
            <text:p>17,93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44822222222222" calcext:value-type="percentage">
            <text:p>14,4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2" office:value-type="percentage" office:value="0.2254" calcext:value-type="percentage">
            <text:p>22,54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59" calcext:value-type="percentage">
            <text:p>7,5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039" calcext:value-type="percentage">
            <text:p>20,39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table:number-columns-repeated="2"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table:number-columns-repeated="2"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232" calcext:value-type="percentage">
            <text:p>22,32%</text:p>
          </table:table-cell>
          <table:table-cell table:number-columns-repeated="2"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table:number-columns-repeated="2"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table:number-columns-repeated="2"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table:number-columns-repeated="2"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27033333333333" calcext:value-type="percentage">
            <text:p>22,70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713" calcext:value-type="percentage">
            <text:p>7,13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2"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22" calcext:value-type="percentage">
            <text:p>32,20%</text:p>
          </table:table-cell>
          <table:table-cell table:number-columns-repeated="2"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2"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2"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office:value-type="percentage" office:value="0.1935" calcext:value-type="percentage">
            <text:p>19,35%</text:p>
          </table:table-cell>
          <table:table-cell table:number-columns-repeated="2"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2"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2"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1775" calcext:value-type="percentage">
            <text:p>21,78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739" calcext:value-type="percentage">
            <text:p>17,39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office:value-type="percentage" office:value="0.2022" calcext:value-type="percentage">
            <text:p>20,22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300925" calcext:value-type="percentage">
            <text:p>30,09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2"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table:number-columns-repeated="2"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table:number-columns-repeated="2"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office:value-type="percentage" office:value="0.1795" calcext:value-type="percentage">
            <text:p>17,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4556" calcext:value-type="percentage">
            <text:p>45,56%</text:p>
          </table:table-cell>
          <table:table-cell table:number-columns-repeated="2"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table:number-columns-repeated="2"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4" calcext:value-type="percentage">
            <text:p>54,00%</text:p>
          </table:table-cell>
          <table:table-cell table:number-columns-repeated="2"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table:number-columns-repeated="2"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table:number-columns-repeated="2"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table:number-columns-repeated="2"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table:number-columns-repeated="2"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table:number-columns-repeated="2"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table:number-columns-repeated="2"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3" calcext:value-type="percentage">
            <text:p>5,30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04" calcext:value-type="percentage">
            <text:p>3,0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2"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32444444444445" calcext:value-type="percentage">
            <text:p>5,32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7196" calcext:value-type="percentage">
            <text:p>7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278" calcext:value-type="percentage">
            <text:p>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11" calcext:value-type="percentage">
            <text:p>8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1" calcext:value-type="percentage">
            <text:p>2,11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94" calcext:value-type="percentage">
            <text:p>9,4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1" calcext:value-type="percentage">
            <text:p>4,11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73" calcext:value-type="percentage">
            <text:p>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486" calcext:value-type="percentage">
            <text:p>4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407" calcext:value-type="percentage">
            <text:p>5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747" calcext:value-type="percentage">
            <text:p>47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office:value-type="percentage" office:value="0.3813" calcext:value-type="percentage">
            <text:p>38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4567" calcext:value-type="percentage">
            <text:p>45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office:value-type="percentage" office:value="0.6167" calcext:value-type="percentage">
            <text:p>61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office:value-type="percentage" office:value="0.4913" calcext:value-type="percentage">
            <text:p>49,1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273" calcext:value-type="percentage">
            <text:p>2,27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698" calcext:value-type="percentage">
            <text:p>46,9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87" calcext:value-type="percentage">
            <text:p>37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08667" calcext:value-type="percentage">
            <text:p>8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5685" calcext:value-type="percentage">
            <text:p>35,6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float" office:value="2080.78" calcext:value-type="float">
            <text:p>2080,78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 office:value-type="float" office:value="2427.36" calcext:value-type="float">
            <text:p>2427,36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96" calcext:value-type="float">
            <text:p>0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97" calcext:value-type="float">
            <text:p>0,4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508" calcext:value-type="float">
            <text:p>0,5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 office:value-type="float" office:value="0.487" calcext:value-type="float">
            <text:p>0,48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 office:value-type="float" office:value="0.5255" calcext:value-type="float">
            <text:p>0,525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 office:value-type="float" office:value="0.601" calcext:value-type="float">
            <text:p>0,6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 office:value-type="float" office:value="0.7037" calcext:value-type="float">
            <text:p>0,703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 office:value-type="float" office:value="0.619" calcext:value-type="float">
            <text:p>0,61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float" office:value="2254.07" calcext:value-type="float">
            <text:p>2254,07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57632" calcext:value-type="float">
            <text:p>0,576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776" calcext:value-type="float">
            <text:p>0,07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3211.99" calcext:value-type="float">
            <text:p>3211,99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423.23" calcext:value-type="float">
            <text:p>3423,23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897.8106" calcext:value-type="float">
            <text:p>2897,810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3846" calcext:value-type="float">
            <text:p>0,238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6" calcext:value-type="float">
            <text:p>0,003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number-columns-repeated="2"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number-columns-repeated="2" table:style-name="ce3" office:value-type="float" office:value="0.829" calcext:value-type="float">
            <text:p>0,82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4" calcext:value-type="float">
            <text:p>0,006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 office:value-type="float" office:value="0.608" calcext:value-type="float">
            <text:p>0,6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number-columns-repeated="2"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 office:value-type="float" office:value="0.695" calcext:value-type="float">
            <text:p>0,6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 office:value-type="float" office:value="0.9244" calcext:value-type="float">
            <text:p>0,92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number-columns-repeated="2"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 office:value-type="float" office:value="0.923" calcext:value-type="float">
            <text:p>0,92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 office:value-type="float" office:value="0.649" calcext:value-type="float">
            <text:p>0,64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 office:value-type="float" office:value="0.552" calcext:value-type="float">
            <text:p>0,55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29" calcext:value-type="float">
            <text:p>0,00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 office:value-type="float" office:value="0.856" calcext:value-type="float">
            <text:p>0,85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50145" calcext:value-type="float">
            <text:p>0,0013501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76744" calcext:value-type="float">
            <text:p>0,767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11.151" calcext:value-type="float">
            <text:p>11,1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54" calcext:value-type="float">
            <text:p>0,055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75" calcext:value-type="float">
            <text:p>7,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 office:value-type="float" office:value="0.0945" calcext:value-type="float">
            <text:p>0,0945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066" calcext:value-type="float">
            <text:p>2,06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1" calcext:value-type="float">
            <text:p>0,121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976" calcext:value-type="float">
            <text:p>1,9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454" calcext:value-type="float">
            <text:p>0,0454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2.494" calcext:value-type="float">
            <text:p>2,4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float" office:value="0.037" calcext:value-type="float">
            <text:p>0,037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3.854" calcext:value-type="float">
            <text:p>3,8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 office:value-type="float" office:value="0.0686" calcext:value-type="float">
            <text:p>0,0686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13.954" calcext:value-type="float">
            <text:p>13,9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 office:value-type="float" office:value="0.128" calcext:value-type="float">
            <text:p>0,128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float" office:value="6.965" calcext:value-type="float">
            <text:p>6,96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 office:value-type="float" office:value="0.0425" calcext:value-type="float">
            <text:p>0,0425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1.276" calcext:value-type="float">
            <text:p>1,2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064" calcext:value-type="float">
            <text:p>0,08064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5.2097" calcext:value-type="float">
            <text:p>5,209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float" office:value="1055.237" calcext:value-type="float">
            <text:p>1055,237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float" office:value="0.24" calcext:value-type="float">
            <text:p>0,2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 office:value-type="float" office:value="1122.62" calcext:value-type="float">
            <text:p>1122,62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 office:value-type="float" office:value="0.345" calcext:value-type="float">
            <text:p>0,34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number-columns-repeated="2" table:style-name="ce3" office:value-type="float" office:value="958.515" calcext:value-type="float">
            <text:p>958,515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 office:value-type="float" office:value="0.757" calcext:value-type="float">
            <text:p>0,75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 office:value-type="float" office:value="1351.043" calcext:value-type="float">
            <text:p>1351,043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 office:value-type="float" office:value="4.332" calcext:value-type="float">
            <text:p>4,33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 office:value-type="float" office:value="1299.89" calcext:value-type="float">
            <text:p>1299,89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 office:value-type="float" office:value="0.208" calcext:value-type="float">
            <text:p>0,20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 office:value-type="float" office:value="1392.4" calcext:value-type="float">
            <text:p>1392,4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number-columns-repeated="2" table:style-name="ce3" office:value-type="float" office:value="0.211" calcext:value-type="float">
            <text:p>0,2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 office:value-type="float" office:value="823.74" calcext:value-type="float">
            <text:p>823,74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 office:value-type="float" office:value="0.196" calcext:value-type="float">
            <text:p>0,1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 office:value-type="float" office:value="1299.5" calcext:value-type="float">
            <text:p>1299,5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 office:value-type="float" office:value="583.485" calcext:value-type="float">
            <text:p>583,485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number-columns-repeated="2" table:style-name="ce3" office:value-type="float" office:value="0.204" calcext:value-type="float">
            <text:p>0,2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 office:value-type="float" office:value="643.13" calcext:value-type="float">
            <text:p>643,1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 office:value-type="float" office:value="0.348" calcext:value-type="float">
            <text:p>0,34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float" office:value="1052.956" calcext:value-type="float">
            <text:p>1052,956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float" office:value="0.7231" calcext:value-type="float">
            <text:p>0,723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 office:value-type="float" office:value="0.507" calcext:value-type="float">
            <text:p>0,50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float" office:value="8.596" calcext:value-type="float">
            <text:p>8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 office:value-type="float" office:value="0.97" calcext:value-type="float">
            <text:p>0,97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17" calcext:value-type="float">
            <text:p>0,31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 office:value-type="float" office:value="7.62" calcext:value-type="float">
            <text:p>7,6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 office:value-type="float" office:value="0.74" calcext:value-type="float">
            <text:p>0,74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 office:value-type="float" office:value="7.21" calcext:value-type="float">
            <text:p>7,2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 office:value-type="float" office:value="7.872" calcext:value-type="float">
            <text:p>7,8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 office:value-type="float" office:value="1.294" calcext:value-type="float">
            <text:p>1,294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 office:value-type="float" office:value="1.31" calcext:value-type="float">
            <text:p>1,31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 office:value-type="float" office:value="0.318" calcext:value-type="float">
            <text:p>0,318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35" calcext:value-type="float">
            <text:p>0,235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float" office:value="0.6634" calcext:value-type="float">
            <text:p>0,6634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float" office:value="7.94966666666667" calcext:value-type="float">
            <text:p>7,94966666666667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 office:value-type="float" office:value="0.2395" calcext:value-type="float">
            <text:p>0,239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style-name="ce3" office:value-type="float" office:value="0.0831" calcext:value-type="float">
            <text:p>0,0831</text:p>
          </table:table-cell>
          <table:table-cell table:style-name="ce3" office:value-type="float" office:value="0.074" calcext:value-type="float">
            <text:p>0,074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 office:value-type="float" office:value="0.372" calcext:value-type="float">
            <text:p>0,37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float" office:value="0.062" calcext:value-type="float">
            <text:p>0,062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 office:value-type="float" office:value="0.374" calcext:value-type="float">
            <text:p>0,37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 office:value-type="float" office:value="0.0867" calcext:value-type="float">
            <text:p>0,086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 office:value-type="float" office:value="0.0673" calcext:value-type="float">
            <text:p>0,0673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88" calcext:value-type="float">
            <text:p>0,128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 office:value-type="float" office:value="0.149" calcext:value-type="float">
            <text:p>0,149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 office:value-type="float" office:value="0.013" calcext:value-type="float">
            <text:p>0,01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302" calcext:value-type="float">
            <text:p>0,0302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0402" calcext:value-type="float">
            <text:p>0,0402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09942" calcext:value-type="float">
            <text:p>0,09942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 table:formula="of:=AVERAGE([.K286:.K295])" office:value-type="float" office:value="0.3285" calcext:value-type="float">
            <text:p>0,32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 office:value-type="float" office:value="4.969" calcext:value-type="float">
            <text:p>4,969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 office:value-type="float" office:value="135.38" calcext:value-type="float">
            <text:p>135,3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 office:value-type="float" office:value="5.662" calcext:value-type="float">
            <text:p>5,66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 office:value-type="float" office:value="49.9" calcext:value-type="float">
            <text:p>49,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 office:value-type="float" office:value="4.199" calcext:value-type="float">
            <text:p>4,199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60.03" calcext:value-type="float">
            <text:p>60,0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 office:value-type="float" office:value="90.04" calcext:value-type="float">
            <text:p>90,0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 office:value-type="float" office:value="7.961" calcext:value-type="float">
            <text:p>7,961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70.85" calcext:value-type="float">
            <text:p>70,8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 office:value-type="float" office:value="8.754" calcext:value-type="float">
            <text:p>8,754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 office:value-type="float" office:value="116.69" calcext:value-type="float">
            <text:p>116,6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 office:value-type="float" office:value="4.18" calcext:value-type="float">
            <text:p>4,18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 office:value-type="float" office:value="53.25" calcext:value-type="float">
            <text:p>53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 office:value-type="float" office:value="6.14" calcext:value-type="float">
            <text:p>6,14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 office:value-type="float" office:value="43.55" calcext:value-type="float">
            <text:p>43,5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 office:value-type="float" office:value="3.03" calcext:value-type="float">
            <text:p>3,03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 office:value-type="float" office:value="55.13" calcext:value-type="float">
            <text:p>55,1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number-columns-repeated="2" table:style-name="ce3" office:value-type="float" office:value="4.897" calcext:value-type="float">
            <text:p>4,897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 office:value-type="float" office:value="30.93" calcext:value-type="float">
            <text:p>30,9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 table:formula="of:=AVERAGE([.E299:.E308])" office:value-type="float" office:value="5.6652" calcext:value-type="float">
            <text:p>5,6652</text:p>
          </table:table-cell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 table:formula="of:=AVERAGE([.K299:.K308])" office:value-type="float" office:value="70.575" calcext:value-type="float">
            <text:p>70,5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 office:value-type="float" office:value="66.13" calcext:value-type="float">
            <text:p>66,13</text:p>
          </table:table-cell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 office:value-type="float" office:value="170.24" calcext:value-type="float">
            <text:p>170,24</text:p>
          </table:table-cell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 office:value-type="float" office:value="8.08" calcext:value-type="float">
            <text:p>8,08</text:p>
          </table:table-cell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 office:value-type="float" office:value="76.62" calcext:value-type="float">
            <text:p>76,62</text:p>
          </table:table-cell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 office:value-type="float" office:value="28.1" calcext:value-type="float">
            <text:p>28,1</text:p>
          </table:table-cell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 office:value-type="float" office:value="148.82" calcext:value-type="float">
            <text:p>148,82</text:p>
          </table:table-cell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 office:value-type="float" office:value="76.504" calcext:value-type="float">
            <text:p>76,504</text:p>
          </table:table-cell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 office:value-type="float" office:value="100.05" calcext:value-type="float">
            <text:p>100,05</text:p>
          </table:table-cell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 table:formula="of:=AVERAGE([.E312:.E321])" office:value-type="float" office:value="84.318" calcext:value-type="float">
            <text:p>84,318</text:p>
          </table:table-cell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33" calcext:value-type="percentage">
            <text:p>28,3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1524" calcext:value-type="percentage">
            <text:p>15,2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3452" calcext:value-type="percentage">
            <text:p>34,52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38" calcext:value-type="percentage">
            <text:p>42,38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76" calcext:value-type="percentage">
            <text:p>14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 office:value-type="percentage" office:value="0.1976" calcext:value-type="percentage">
            <text:p>19,76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857" calcext:value-type="percentage">
            <text:p>28,57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714" calcext:value-type="percentage">
            <text:p>7,14%</text:p>
          </table:table-cell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 table:formula="of:=AVERAGE([.E325:.E334])" office:value-type="percentage" office:value="0.22642" calcext:value-type="percentage">
            <text:p>22,64%</text:p>
          </table:table-cell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964" calcext:value-type="percentage">
            <text:p>49,6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5016" calcext:value-type="percentage">
            <text:p>50,1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413" calcext:value-type="percentage">
            <text:p>34,1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56" calcext:value-type="percentage">
            <text:p>15,6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39" calcext:value-type="percentage">
            <text:p>3,9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23206666666667" calcext:value-type="percentage">
            <text:p>22,32%</text:p>
          </table:table-cell>
          <table:table-cell table:style-name="ce23" table:formula="of:=AVERAGE([.E3:.E32])" office:value-type="percentage" office:value="0.275842857142857" calcext:value-type="percentage">
            <text:p>27,58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number-columns-repeated="3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number-columns-repeated="3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number-columns-repeated="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7.06962206981681" calcext:value-type="float">
            <text:p>7,06962206981681</text:p>
          </table:table-cell>
          <table:table-cell table:style-name="ce22" table:formula="of:=AVERAGE([.E38:.E53])" office:value-type="string" office:string-value="" calcext:value-type="error">
            <text:p>#DIV/0!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5T15:48:12.492490594</dc:date>
    <meta:editing-duration>P9DT20H39M57S</meta:editing-duration>
    <meta:editing-cycles>4470</meta:editing-cycles>
    <meta:generator>LibreOffice/7.4.2.3$Linux_X86_64 LibreOffice_project/40$Build-3</meta:generator>
    <meta:document-statistic meta:table-count="2" meta:cell-count="3000" meta:object-count="0"/>
  </office:meta>
</office:document-meta>
</file>